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fo:font-style="normal" style:text-underline-style="none" fo:font-weight="normal" officeooo:rsid="00201c7a" officeooo:paragraph-rsid="0000d47d" fo:background-color="#ffffff" style:font-style-asian="normal" style:font-weight-asian="normal" style:font-style-complex="normal" style:font-weight-complex="normal"/>
    </style:style>
    <style:style style:name="P2" style:family="paragraph" style:parent-style-name="Standard">
      <style:text-properties fo:color="#c9211e" fo:font-style="normal" style:text-underline-style="none" fo:font-weight="bold" officeooo:rsid="00201c7a" officeooo:paragraph-rsid="0000d47d" fo:background-color="#ffffff" style:font-style-asian="normal" style:font-weight-asian="bold" style:font-style-complex="normal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color="#c9211e" fo:font-style="normal" style:text-underline-style="none" fo:font-weight="bold" officeooo:rsid="00201c7a" officeooo:paragraph-rsid="0001fbee" fo:background-color="#ffffff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c9211e" fo:font-style="normal" style:text-underline-style="none" fo:font-weight="bold" officeooo:rsid="00201c7a" officeooo:paragraph-rsid="0001fbee" fo:background-color="#ffffff" style:font-style-asian="normal" style:font-weight-asian="bold" style:font-style-complex="normal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color="#c9211e" fo:font-style="normal" style:text-underline-style="none" fo:font-weight="bold" officeooo:rsid="0001fbee" officeooo:paragraph-rsid="0001fbee" fo:background-color="#ffffff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style:use-window-font-color="true" fo:font-style="normal" style:text-underline-style="none" fo:font-weight="normal" officeooo:rsid="0021333a" officeooo:paragraph-rsid="0000d47d" fo:background-color="#ffffff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style:use-window-font-color="true" fo:font-style="normal" style:text-underline-style="none" fo:font-weight="normal" officeooo:rsid="00201c7a" officeooo:paragraph-rsid="0000d47d" fo:background-color="#ffffff" style:font-style-asian="normal" style:font-weight-asian="normal" style:font-style-complex="normal" style:font-weight-complex="normal"/>
    </style:style>
    <style:style style:name="P8" style:family="paragraph" style:parent-style-name="Standard" style:list-style-name="L4">
      <style:text-properties style:use-window-font-color="true" fo:font-size="12pt" fo:font-style="normal" style:text-underline-style="none" fo:font-weight="normal" officeooo:rsid="00133930" officeooo:paragraph-rsid="0001fbe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fo:font-size="12pt" style:text-underline-style="solid" style:text-underline-width="auto" style:text-underline-color="font-color" fo:font-weight="bold" officeooo:rsid="00133930" officeooo:paragraph-rsid="0001fbee" style:font-size-asian="12pt" style:font-weight-asian="bold" style:font-size-complex="12pt" style:font-weight-complex="bold"/>
    </style:style>
    <style:style style:name="P10" style:family="paragraph" style:parent-style-name="Standard" style:list-style-name="L3">
      <style:text-properties fo:font-size="12pt" style:text-underline-style="none" fo:font-weight="normal" officeooo:rsid="00133930" officeooo:paragraph-rsid="0001fbee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size="12pt" style:text-underline-style="none" fo:font-weight="normal" officeooo:rsid="00133930" officeooo:paragraph-rsid="0001fbee" style:font-size-asian="12pt" style:font-weight-asian="normal" style:font-size-complex="12pt" style:font-weight-complex="normal"/>
    </style:style>
    <style:style style:name="P12" style:family="paragraph" style:parent-style-name="Standard" style:list-style-name="L4">
      <style:text-properties fo:font-size="12pt" style:text-underline-style="none" fo:font-weight="normal" officeooo:rsid="00133930" officeooo:paragraph-rsid="0001fbee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133930" officeooo:paragraph-rsid="0001fbee" style:font-weight-asian="bold" style:font-weight-complex="bold"/>
    </style:style>
    <style:style style:name="T1" style:family="text">
      <style:text-properties fo:color="#c9211e" fo:font-weight="bold" fo:background-color="#ffff00" loext:char-shading-value="0" style:font-weight-asian="bold" style:font-weight-complex="bold"/>
    </style:style>
    <style:style style:name="T2" style:family="text">
      <style:text-properties fo:color="#c9211e" fo:font-weight="bold" style:font-weight-asian="bold" style:font-weight-complex="bold"/>
    </style:style>
    <style:style style:name="T3" style:family="text">
      <style:text-properties style:use-window-font-color="true" fo:font-weight="normal" style:font-weight-asian="normal" style:font-weight-complex="normal"/>
    </style:style>
    <style:style style:name="T4" style:family="text">
      <style:text-properties style:use-window-font-color="true" fo:font-weight="normal" fo:background-color="transparent" loext:char-shading-value="0" style:font-weight-asian="normal" style:font-weight-complex="normal"/>
    </style:style>
    <style:style style:name="T5" style:family="text">
      <style:text-properties style:use-window-font-color="true" fo:background-color="transparent" loext:char-shading-value="0"/>
    </style:style>
    <style:style style:name="T6" style:family="text">
      <style:text-properties style:use-window-font-color="true" fo:font-weight="bold" fo:background-color="transparent" loext:char-shading-value="0" style:font-weight-asian="bold"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background-color="transparent" loext:char-shading-value="0"/>
    </style:style>
    <style:style style:name="T9" style:family="text">
      <style:text-properties fo:background-color="transparent" loext:char-shading-value="0"/>
    </style:style>
    <style:style style:name="T10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pplication Station Accueil</text:p>
      <text:p text:style-name="P2"/>
      <text:list xml:id="list2458949922" text:style-name="L1">
        <text:list-item>
          <text:p text:style-name="P3">Affichage des images</text:p>
        </text:list-item>
      </text:list>
      <text:p text:style-name="P4"><text:span text:style-name="T3">Pour que vous puissiez afficher les images dans <text:s/>l’application Station D’accueil, il suffit d’ajouter le document images qui se trouve dans Discord <text:s/>dans le build de l’application.</text:span></text:p>
      <text:p text:style-name="P1"/>
      <text:p text:style-name="P6">La BDD Mysql utilisée pour le projet est <text:span text:style-name="T1">StationAccueil</text:span></text:p>
      <text:p text:style-name="P6"><text:span text:style-name="T1"/></text:p>
      <text:list xml:id="list103624341713402" text:continue-numbering="true" text:style-name="L1">
        <text:list-item>
          <text:p text:style-name="P5">Synchronisation</text:p>
        </text:list-item>
      </text:list>
      <text:p text:style-name="P13"><text:span text:style-name="T7">Prérequis :</text:span></text:p>
      <text:list xml:id="list2483090059" text:style-name="L3">
        <text:list-item>
          <text:p text:style-name="P10">Être sur un ordinateur fonctionnant avec le système d’exploitation Linux.</text:p>
        </text:list-item>
        <text:list-item>
          <text:p text:style-name="P10">Avoir la base de données SQLite vide placée dans le dossier « BDD » lui même dans le build de l’application. Il ne faut pas qu’il y ait d’espace dans le chemin jusqu’au build sinon les commandes ADB ne s’exécutent pas !</text:p>
        </text:list-item>
      </text:list>
      <text:p text:style-name="P11"/>
      <text:p text:style-name="P9">Fonctionnement :</text:p>
      <text:list xml:id="list2422576356" text:style-name="L4">
        <text:list-item>
          <text:p text:style-name="P12">Activer le débogage USB dans les paramètres du téléphone.</text:p>
        </text:list-item>
        <text:list-item>
          <text:p text:style-name="P12">Brancher le téléphone à la station d’accueil par USB.</text:p>
        </text:list-item>
        <text:list-item>
          <text:p text:style-name="P12">Sur l’application se rendre dans l’onglet « Synchronisation ».</text:p>
        </text:list-item>
        <text:list-item>
          <text:p text:style-name="P12">Détecter le smartphone relié en cliquant sur le bouton « Détecter ».</text:p>
        </text:list-item>
        <text:list-item>
          <text:p text:style-name="P8">Cliquer sur « Envoyer au smartphone » pour envoyer les rondes vers le smartphone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6-04T16:18:07.987000000</meta:creation-date>
    <dc:date>2021-06-07T10:36:23.751874581</dc:date>
    <meta:editing-duration>PT3M24S</meta:editing-duration>
    <meta:editing-cycles>3</meta:editing-cycles>
    <meta:generator>LibreOffice/6.3.5.2$Linux_X86_64 LibreOffice_project/30$Build-2</meta:generator>
    <meta:document-statistic meta:table-count="0" meta:image-count="0" meta:object-count="0" meta:page-count="1" meta:paragraph-count="14" meta:word-count="161" meta:character-count="951" meta:non-whitespace-character-count="811"/>
  </office:meta>
</office:document-meta>
</file>